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* BERHAN BERK AKGÜN _ 21120205310 _ BİL 121 */</text:p>
      <text:p text:style-name="Standard"/>
      <text:p text:style-name="Standard">#include &lt;stdio.h&gt;</text:p>
      <text:p text:style-name="Standard"/>
      <text:p text:style-name="Standard">int main()</text:p>
      <text:p text:style-name="Standard">{</text:p>
      <text:p text:style-name="Standard"><text:tab/>// Beş basamaklı bir sayı girişi yapılan, bu sayıyı ayrı ayrı basamaklarına ayıran ve her basamak arasına üç boşluk karakteri koyarak ekrana yazdıran program. </text:p>
      <text:p text:style-name="Standard"><text:tab/></text:p>
      <text:p text:style-name="Standard"><text:s text:c="4"/>int x,y,z,t=0; <text:s/></text:p>
      <text:p text:style-name="Standard"><text:s text:c="4"/>printf("Bes basamakli bir sayi giriniz : ");</text:p>
      <text:p text:style-name="Standard"><text:s text:c="4"/>scanf("%d",&amp;x);</text:p>
      <text:p text:style-name="Standard"><text:s text:c="4"/></text:p>
      <text:p text:style-name="Standard"><text:s text:c="4"/>while(x &gt; 0){</text:p>
      <text:p text:style-name="Standard"><text:s text:c="8"/>z = x % 10;</text:p>
      <text:p text:style-name="Standard"><text:s text:c="8"/>t = (t*10) + z;</text:p>
      <text:p text:style-name="Standard"><text:s text:c="8"/>x = x/10;</text:p>
      <text:p text:style-name="Standard"><text:s text:c="4"/>}</text:p>
      <text:p text:style-name="Standard"><text:s text:c="4"/>printf("Girilen sayi : ");</text:p>
      <text:p text:style-name="Standard"><text:s text:c="4"/>while(t &gt; 0){ <text:s/></text:p>
      <text:p text:style-name="Standard"><text:s text:c="8"/>y = t % 10;</text:p>
      <text:p text:style-name="Standard"><text:s text:c="8"/>printf("%d <text:s text:c="2"/>", y); <text:s/></text:p>
      <text:p text:style-name="Standard"><text:s text:c="8"/>t = t/10; <text:s/></text:p>
      <text:p text:style-name="Standard"><text:s text:c="4"/>}</text:p>
      <text:p text:style-name="Standard"><text:s text:c="4"/></text:p>
      <text:p text:style-name="Standard"><text:s text:c="4"/>return 0;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itle" style:family="paragraph" style:parent-style-name="Standard" style:class="chapter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2S</meta:editing-duration>
    <meta:editing-cycles>3</meta:editing-cycles>
    <meta:generator>OpenOffice/4.1.8$Win32 OpenOffice.org_project/418m3$Build-9803</meta:generator>
    <dc:date>2021-11-21T14:27:40.12</dc:date>
    <meta:document-statistic meta:table-count="0" meta:image-count="0" meta:object-count="0" meta:page-count="1" meta:paragraph-count="24" meta:word-count="88" meta:character-count="548"/>
    <meta:user-defined meta:name="Info 1"/>
    <meta:user-defined meta:name="Info 2"/>
    <meta:user-defined meta:name="Info 3"/>
    <meta:user-defined meta:name="Info 4"/>
  </office:meta>
</office:document-meta>
</file>